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85cm"/>
    </style:style>
    <style:style style:name="co3" style:family="table-column">
      <style:table-column-properties fo:break-before="auto" style:column-width="4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elta H_f,m /kJ*mol^-1</text:p>
          </table:table-cell>
          <table:table-cell office:value-type="string" calcext:value-type="string">
            <text:p>Delta H_C,m exp. Nach Hess</text:p>
          </table:table-cell>
        </table:table-row>
        <table:table-row table:style-name="ro1">
          <table:table-cell office:value-type="string" calcext:value-type="string">
            <text:p>Benzoesäure</text:p>
          </table:table-cell>
          <table:table-cell office:value-type="float" office:value="-384.8" calcext:value-type="float">
            <text:p>-384,8</text:p>
          </table:table-cell>
          <table:table-cell/>
        </table:table-row>
        <table:table-row table:style-name="ro1">
          <table:table-cell office:value-type="string" calcext:value-type="string">
            <text:p>Naphtalin</text:p>
          </table:table-cell>
          <table:table-cell office:value-type="float" office:value="78.5" calcext:value-type="float">
            <text:p>78,5</text:p>
          </table:table-cell>
          <table:table-cell table:formula="of:=-[.B4]+10*[.B6]+4*[.B7]" office:value-type="float" office:value="-5156.92" calcext:value-type="float">
            <text:p>-5156,9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-393.51" calcext:value-type="float">
            <text:p>-393,51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285.83" calcext:value-type="float">
            <text:p>-285,83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ssung</text:p>
          </table:table-cell>
          <table:table-cell table:style-name="ce1" office:value-type="string" calcext:value-type="string">
            <text:p>Delta H_C,m exp. Naphth /<text:span text:style-name="T1">k</text:span>J*mol^(-1)</text:p>
          </table:table-cell>
          <table:table-cell table:style-name="ce2" office:value-type="string" calcext:value-type="string">
            <text:p>Delta H_f,m exp. Nach H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042.894" calcext:value-type="float">
            <text:p>-5042,894</text:p>
          </table:table-cell>
          <table:table-cell table:formula="of:= -[.B12]+10*[.B$6]+4*[.B$7]" office:value-type="float" office:value="-35.5259999999996" calcext:value-type="float">
            <text:p>-35,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476.941" calcext:value-type="float">
            <text:p>-5476,941</text:p>
          </table:table-cell>
          <table:table-cell table:formula="of:= -[.B13]+10*[.B$6]+4*[.B$7]" office:value-type="float" office:value="398.521" calcext:value-type="float">
            <text:p>398,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207.351" calcext:value-type="float">
            <text:p>-5207,351</text:p>
          </table:table-cell>
          <table:table-cell table:formula="of:= -[.B14]+10*[.B$6]+4*[.B$7]" office:value-type="float" office:value="128.931" calcext:value-type="float">
            <text:p>128,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.00.0000</text:date>, <text:time style:data-style-name="N2" text:time-value="14:57:27.7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9:32:15.705000000</meta:creation-date>
    <dc:date>2016-12-17T15:07:13.251000000</dc:date>
    <meta:editing-duration>PT26M42S</meta:editing-duration>
    <meta:editing-cycles>3</meta:editing-cycles>
    <meta:generator>LibreOffice/4.2.4.2$Windows_x86 LibreOffice_project/63150712c6d317d27ce2db16eb94c2f3d7b699f8</meta:generator>
    <meta:document-statistic meta:table-count="1" meta:cell-count="25" meta:object-count="0"/>
  </office:meta>
</office:document-meta>
</file>